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Calibri" svg:font-family="Calibri" style:font-family-generic="swiss" style:font-pitch="variable" svg:panose-1="2 15 5 2 2 2 4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office:font-face-decls>
  <office:automatic-styles>
    <style:style style:name="P1" style:parent-style-name="Normal" style:master-page-name="MP0" style:family="paragraph">
      <style:paragraph-properties fo:break-before="page" fo:text-align="center"/>
      <style:text-properties style:font-name="Calibri" style:font-name-complex="Calibri" fo:font-weight="bold" style:font-weight-asian="bold" fo:font-size="18pt" style:font-size-asian="18pt" style:font-size-complex="18pt" fo:language="en" fo:country="US"/>
    </style:style>
    <style:style style:name="P2" style:parent-style-name="Normal" style:family="paragraph">
      <style:paragraph-properties fo:text-align="center"/>
      <style:text-properties style:font-name="Calibri" style:font-name-complex="Calibri" fo:font-weight="bold" style:font-weight-asian="bold" fo:font-size="18pt" style:font-size-asian="18pt" style:font-size-complex="18pt" fo:language="en" fo:country="US"/>
    </style:style>
    <style:style style:name="P3" style:parent-style-name="Normal" style:family="paragraph">
      <style:paragraph-properties fo:text-align="center"/>
      <style:text-properties style:font-name="Calibri" style:font-name-complex="Calibri" fo:font-weight="bold" style:font-weight-asian="bold" fo:font-size="18pt" style:font-size-asian="18pt" style:font-size-complex="18pt" fo:language="en" fo:country="US"/>
    </style:style>
    <style:style style:name="P4" style:parent-style-name="Normal" style:family="paragraph">
      <style:paragraph-properties fo:margin-bottom="0in"/>
      <style:text-properties style:font-name="Calibri" style:font-name-complex="Calibri" style:font-weight-complex="bold" fo:language="en" fo:country="US"/>
    </style:style>
    <style:style style:name="P5" style:parent-style-name="Normal" style:family="paragraph">
      <style:paragraph-properties fo:margin-bottom="0in"/>
      <style:text-properties style:font-name="Calibri" style:font-name-complex="Calibri" style:font-weight-complex="bold" fo:language="en" fo:country="US"/>
    </style:style>
    <style:style style:name="P6" style:parent-style-name="Normal" style:family="paragraph">
      <style:paragraph-properties fo:margin-bottom="0in"/>
      <style:text-properties style:font-name="Calibri" style:font-name-complex="Calibri" style:font-weight-complex="bold" fo:language="en" fo:country="US"/>
    </style:style>
    <style:style style:name="P7" style:parent-style-name="Normal" style:family="paragraph">
      <style:paragraph-properties fo:margin-bottom="0in"/>
      <style:text-properties style:font-name="Calibri" style:font-name-complex="Calibri" style:font-weight-complex="bold" fo:language="en" fo:country="US"/>
    </style:style>
    <style:style style:name="P8" style:parent-style-name="Normal" style:family="paragraph">
      <style:text-properties fo:font-weight="bold" style:font-weight-asian="bold" fo:language="en" fo:country="US"/>
    </style:style>
    <style:style style:name="P9" style:parent-style-name="Normal" style:family="paragraph">
      <style:text-properties fo:font-weight="bold" style:font-weight-asian="bold" style:font-weight-complex="bold" fo:language="en" fo:country="US"/>
    </style:style>
    <style:style style:name="P10" style:parent-style-name="Normal" style:family="paragraph">
      <style:paragraph-properties fo:text-align="justify"/>
      <style:text-properties fo:language="en" fo:country="US"/>
    </style:style>
    <style:style style:name="P11" style:parent-style-name="Normal" style:family="paragraph">
      <style:paragraph-properties fo:text-align="justify"/>
      <style:text-properties fo:language="en" fo:country="US"/>
    </style:style>
    <style:style style:name="P12" style:parent-style-name="Normal" style:family="paragraph">
      <style:text-properties fo:font-weight="bold" style:font-weight-asian="bold" fo:language="en" fo:country="US"/>
    </style:style>
    <style:style style:name="P13" style:parent-style-name="Normal" style:family="paragraph">
      <style:paragraph-properties fo:line-height="101%"/>
    </style:style>
    <style:style style:name="P14" style:parent-style-name="Normal" style:family="paragraph">
      <style:paragraph-properties fo:line-height="101%"/>
    </style:style>
    <style:style style:name="P15" style:parent-style-name="Normal" style:family="paragraph">
      <style:paragraph-properties fo:line-height="101%"/>
    </style:style>
    <style:style style:name="P16" style:parent-style-name="Normal" style:family="paragraph">
      <style:paragraph-properties fo:text-align="justify"/>
    </style:style>
    <style:style style:name="T17" style:parent-style-name="DefaultParagraphFont" style:family="text">
      <style:text-properties style:font-name-asian="Calibri" style:font-name-complex="Aptos" fo:color="#000000" fo:language="en" fo:country="US"/>
    </style:style>
    <style:style style:name="T18" style:parent-style-name="DefaultParagraphFont" style:family="text">
      <style:text-properties style:font-name-complex="Aptos"/>
    </style:style>
    <style:style style:name="T19" style:parent-style-name="DefaultParagraphFont" style:family="text">
      <style:text-properties style:font-name-complex="Aptos" fo:font-style="italic" style:font-style-asian="italic" style:font-style-complex="italic"/>
    </style:style>
    <style:style style:name="T20" style:parent-style-name="DefaultParagraphFont" style:family="text">
      <style:text-properties style:font-name-complex="Aptos"/>
    </style:style>
    <style:style style:name="T21" style:parent-style-name="Hyperlink" style:family="text">
      <style:text-properties style:font-name-complex="Aptos"/>
    </style:style>
    <style:style style:name="P22" style:parent-style-name="Normal" style:family="paragraph">
      <style:text-properties fo:font-weight="bold" style:font-weight-asian="bold" fo:language="en" fo:country="US"/>
    </style:style>
    <style:style style:name="P23" style:parent-style-name="Normal" style:family="paragraph">
      <style:text-properties fo:font-weight="bold" style:font-weight-asian="bold" fo:language="en" fo:country="US"/>
    </style:style>
    <style:style style:name="P24" style:parent-style-name="Normal" style:family="paragraph">
      <style:text-properties fo:font-weight="bold" style:font-weight-asian="bold" fo:language="en" fo:country="US"/>
    </style:style>
    <style:style style:name="P25" style:parent-style-name="Normal" style:family="paragraph">
      <style:paragraph-properties fo:text-align="justify"/>
      <style:text-properties style:font-weight-complex="bold" fo:language="en" fo:country="US"/>
    </style:style>
    <style:style style:name="P26" style:parent-style-name="Normal" style:family="paragraph">
      <style:text-properties fo:font-weight="bold" style:font-weight-asian="bold" fo:language="en" fo:country="US"/>
    </style:style>
    <style:style style:name="T27" style:parent-style-name="DefaultParagraphFont" style:family="text">
      <style:text-properties fo:language="en" fo:country="US"/>
    </style:style>
    <style:style style:name="T28" style:parent-style-name="DefaultParagraphFont" style:family="text">
      <style:text-properties fo:font-style="italic" style:font-style-asian="italic" style:font-style-complex="italic"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font-style="italic" style:font-style-asian="italic" style:font-style-complex="italic" fo:language="en" fo:country="US"/>
    </style:style>
    <style:style style:name="T32" style:parent-style-name="DefaultParagraphFont" style:family="text">
      <style:text-properties fo:language="en" fo:country="US"/>
    </style:style>
    <style:style style:name="P33" style:parent-style-name="Normal" style:family="paragraph">
      <style:text-properties fo:font-weight="bold" style:font-weight-asian="bold" fo:language="en" fo:country="US"/>
    </style:style>
    <style:style style:name="P34" style:parent-style-name="Normal" style:family="paragraph">
      <style:paragraph-properties fo:text-align="justify" fo:line-height="150%"/>
    </style:style>
    <style:style style:name="P35" style:parent-style-name="Normal" style:family="paragraph">
      <style:paragraph-properties fo:text-align="justify" fo:line-height="150%"/>
    </style:style>
    <style:style style:name="P36" style:parent-style-name="Normal" style:family="paragraph">
      <style:paragraph-properties fo:text-align="justify" fo:line-height="150%"/>
    </style:style>
    <style:style style:name="P37" style:parent-style-name="Normal" style:family="paragraph">
      <style:paragraph-properties fo:text-align="justify" fo:line-height="150%"/>
    </style:style>
    <style:style style:name="P38" style:parent-style-name="Normal" style:family="paragraph">
      <style:paragraph-properties fo:text-align="justify" fo:line-height="150%"/>
      <style:text-properties fo:font-weight="bold" style:font-weight-asian="bold" fo:language="en" fo:country="US"/>
    </style:style>
    <style:style style:name="P39" style:parent-style-name="Normal" style:family="paragraph">
      <style:paragraph-properties fo:text-align="justify"/>
    </style:style>
    <style:style style:name="T40" style:parent-style-name="DefaultParagraphFont" style:family="text">
      <style:text-properties style:font-weight-complex="bold" fo:language="en" fo:country="US"/>
    </style:style>
    <style:style style:name="T41" style:parent-style-name="DefaultParagraphFont" style:family="text">
      <style:text-properties style:font-weight-complex="bold" fo:font-style="italic" style:font-style-asian="italic" style:font-style-complex="italic" fo:language="en" fo:country="US"/>
    </style:style>
    <style:style style:name="T42" style:parent-style-name="DefaultParagraphFont" style:family="text">
      <style:text-properties style:font-weight-complex="bold" fo:language="en" fo:country="US"/>
    </style:style>
    <style:style style:name="P43" style:parent-style-name="Normal" style:family="paragraph">
      <style:paragraph-properties fo:text-align="justify"/>
    </style:style>
    <style:style style:name="T44" style:parent-style-name="DefaultParagraphFont" style:family="text">
      <style:text-properties style:font-weight-complex="bold" fo:language="en" fo:country="US"/>
    </style:style>
    <style:style style:name="T45" style:parent-style-name="DefaultParagraphFont" style:family="text">
      <style:text-properties style:font-weight-complex="bold" fo:font-style="italic" style:font-style-asian="italic" style:font-style-complex="italic" fo:language="en" fo:country="US"/>
    </style:style>
    <style:style style:name="T46" style:parent-style-name="DefaultParagraphFont" style:family="text">
      <style:text-properties style:font-weight-complex="bold" fo:language="en" fo:country="US"/>
    </style:style>
    <style:style style:name="P47" style:parent-style-name="Normal" style:family="paragraph">
      <style:paragraph-properties fo:text-align="justify"/>
    </style:style>
    <style:style style:name="T48" style:parent-style-name="DefaultParagraphFont" style:family="text">
      <style:text-properties style:font-weight-complex="bold" fo:language="en" fo:country="US"/>
    </style:style>
    <style:style style:name="T49" style:parent-style-name="DefaultParagraphFont" style:family="text">
      <style:text-properties style:font-weight-complex="bold" fo:font-style="italic" style:font-style-asian="italic" style:font-style-complex="italic" fo:language="en" fo:country="US"/>
    </style:style>
    <style:style style:name="T50" style:parent-style-name="DefaultParagraphFont" style:family="text">
      <style:text-properties style:font-weight-complex="bold" fo:language="en" fo:country="US"/>
    </style:style>
    <style:style style:name="P51" style:parent-style-name="Normal" style:family="paragraph">
      <style:paragraph-properties fo:text-align="justify"/>
    </style:style>
    <style:style style:name="T52" style:parent-style-name="DefaultParagraphFont" style:family="text">
      <style:text-properties style:font-weight-complex="bold" fo:language="en" fo:country="US"/>
    </style:style>
    <style:style style:name="T53" style:parent-style-name="DefaultParagraphFont" style:family="text">
      <style:text-properties style:font-weight-complex="bold" fo:font-style="italic" style:font-style-asian="italic" style:font-style-complex="italic" fo:language="en" fo:country="US"/>
    </style:style>
    <style:style style:name="T54" style:parent-style-name="DefaultParagraphFont" style:family="text">
      <style:text-properties style:font-weight-complex="bold" fo:language="en" fo:country="US"/>
    </style:style>
    <style:style style:name="P55" style:parent-style-name="Normal" style:family="paragraph">
      <style:text-properties fo:font-weight="bold" style:font-weight-asian="bold" fo:language="en" fo:country="US"/>
    </style:style>
    <style:style style:name="P56" style:parent-style-name="Normal" style:family="paragraph">
      <style:text-properties fo:font-weight="bold" style:font-weight-asian="bold" fo:language="en" fo:country="US"/>
    </style:style>
    <style:style style:name="P57" style:parent-style-name="Normal" style:family="paragraph">
      <style:paragraph-properties fo:text-align="justify"/>
      <style:text-properties style:font-weight-complex="bold" fo:language="en" fo:country="US"/>
    </style:style>
    <style:style style:name="P58" style:parent-style-name="Normal" style:family="paragraph">
      <style:text-properties fo:font-weight="bold" style:font-weight-asian="bold" fo:language="en" fo:country="US"/>
    </style:style>
    <style:style style:name="P59" style:parent-style-name="Normal" style:family="paragraph">
      <style:paragraph-properties fo:text-align="justify"/>
    </style:style>
    <style:style style:name="T60" style:parent-style-name="DefaultParagraphFont" style:family="text">
      <style:text-properties fo:language="en" fo:country="US"/>
    </style:style>
    <style:style style:name="T61" style:parent-style-name="DefaultParagraphFont" style:family="text">
      <style:text-properties fo:font-style="italic" style:font-style-asian="italic" style:font-style-complex="italic" fo:language="en" fo:country="US"/>
    </style:style>
    <style:style style:name="T62" style:parent-style-name="DefaultParagraphFont" style:family="text">
      <style:text-properties fo:language="en" fo:country="US"/>
    </style:style>
    <style:style style:name="P63" style:parent-style-name="Normal" style:family="paragraph">
      <style:paragraph-properties fo:text-align="justify"/>
    </style:style>
    <style:style style:name="T64" style:parent-style-name="DefaultParagraphFont" style:family="text">
      <style:text-properties style:font-weight-complex="bold" fo:language="en" fo:country="US"/>
    </style:style>
    <style:style style:name="T65" style:parent-style-name="DefaultParagraphFont" style:family="text">
      <style:text-properties style:font-weight-complex="bold" fo:font-style="italic" style:font-style-asian="italic" style:font-style-complex="italic" fo:language="en" fo:country="US"/>
    </style:style>
    <style:style style:name="T66" style:parent-style-name="DefaultParagraphFont" style:family="text">
      <style:text-properties style:font-weight-complex="bold" fo:language="en" fo:country="US"/>
    </style:style>
    <style:style style:name="P67" style:parent-style-name="Normal" style:family="paragraph">
      <style:paragraph-properties fo:text-align="justify"/>
    </style:style>
    <style:style style:name="T68" style:parent-style-name="DefaultParagraphFont" style:family="text">
      <style:text-properties style:font-weight-complex="bold" fo:language="en" fo:country="US"/>
    </style:style>
    <style:style style:name="T69" style:parent-style-name="DefaultParagraphFont" style:family="text">
      <style:text-properties style:font-weight-complex="bold" fo:font-style="italic" style:font-style-asian="italic" style:font-style-complex="italic" fo:language="en" fo:country="US"/>
    </style:style>
    <style:style style:name="T70" style:parent-style-name="DefaultParagraphFont" style:family="text">
      <style:text-properties style:font-weight-complex="bold" fo:language="en" fo:country="US"/>
    </style:style>
    <style:style style:name="P71" style:parent-style-name="Normal" style:family="paragraph">
      <style:text-properties fo:font-weight="bold" style:font-weight-asian="bold" fo:language="en" fo:country="US"/>
    </style:style>
    <style:style style:name="P72" style:parent-style-name="Normal" style:family="paragraph">
      <style:paragraph-properties fo:text-align="justify" fo:line-height="150%"/>
    </style:style>
    <style:style style:name="P73" style:parent-style-name="Normal" style:family="paragraph">
      <style:paragraph-properties fo:text-align="justify" fo:line-height="150%"/>
    </style:style>
    <style:style style:name="P74" style:parent-style-name="Normal" style:family="paragraph">
      <style:paragraph-properties fo:text-align="justify" fo:line-height="150%"/>
    </style:style>
    <style:style style:name="P75" style:parent-style-name="Normal" style:family="paragraph">
      <style:paragraph-properties fo:text-align="justify" fo:line-height="150%"/>
    </style:style>
    <style:style style:name="P76" style:parent-style-name="Normal" style:family="paragraph">
      <style:paragraph-properties fo:text-align="justify" fo:line-height="150%"/>
    </style:style>
    <style:style style:name="P77" style:parent-style-name="Normal" style:family="paragraph">
      <style:paragraph-properties fo:text-align="justify" fo:line-height="150%"/>
    </style:style>
    <style:style style:name="P78" style:parent-style-name="Normal" style:family="paragraph">
      <style:paragraph-properties fo:text-align="justify" fo:line-height="150%"/>
    </style:style>
    <style:style style:name="P79" style:parent-style-name="Normal" style:family="paragraph">
      <style:paragraph-properties fo:text-align="justify" fo:line-height="150%"/>
    </style:style>
    <style:style style:name="P80" style:parent-style-name="Normal" style:family="paragraph">
      <style:text-properties fo:font-weight="bold" style:font-weight-asian="bold" fo:language="en" fo:country="US"/>
    </style:style>
    <style:style style:name="P81" style:parent-style-name="Normal" style:family="paragraph">
      <style:paragraph-properties fo:text-align="justify"/>
    </style:style>
    <style:style style:name="T82" style:parent-style-name="DefaultParagraphFont" style:family="text">
      <style:text-properties style:font-weight-complex="bold" style:language-complex="en" style:country-complex="US"/>
    </style:style>
    <style:style style:name="T83" style:parent-style-name="DefaultParagraphFont" style:family="text">
      <style:text-properties style:font-weight-complex="bold" fo:font-style="italic" style:font-style-asian="italic" style:font-style-complex="italic" style:language-complex="en" style:country-complex="US"/>
    </style:style>
    <style:style style:name="T84" style:parent-style-name="DefaultParagraphFont" style:family="text">
      <style:text-properties style:font-weight-complex="bold" style:language-complex="en" style:country-complex="US"/>
    </style:style>
    <style:style style:name="P85" style:parent-style-name="Normal" style:family="paragraph">
      <style:paragraph-properties fo:text-align="justify"/>
    </style:style>
    <style:style style:name="T86" style:parent-style-name="DefaultParagraphFont" style:family="text">
      <style:text-properties style:font-weight-complex="bold" fo:language="en" fo:country="US"/>
    </style:style>
    <style:style style:name="T87" style:parent-style-name="DefaultParagraphFont" style:family="text">
      <style:text-properties style:font-weight-complex="bold" fo:font-style="italic" style:font-style-asian="italic" style:font-style-complex="italic" fo:language="en" fo:country="US"/>
    </style:style>
    <style:style style:name="T88" style:parent-style-name="DefaultParagraphFont" style:family="text">
      <style:text-properties style:font-weight-complex="bold" fo:language="en" fo:country="US"/>
    </style:style>
    <style:style style:name="P89" style:parent-style-name="Normal" style:family="paragraph">
      <style:paragraph-properties fo:text-align="justify"/>
    </style:style>
    <style:style style:name="T90" style:parent-style-name="DefaultParagraphFont" style:family="text">
      <style:text-properties style:font-weight-complex="bold" fo:language="en" fo:country="US"/>
    </style:style>
    <style:style style:name="T91" style:parent-style-name="DefaultParagraphFont" style:family="text">
      <style:text-properties style:font-weight-complex="bold" fo:font-style="italic" style:font-style-asian="italic" style:font-style-complex="italic" fo:language="en" fo:country="US"/>
    </style:style>
    <style:style style:name="T92" style:parent-style-name="DefaultParagraphFont" style:family="text">
      <style:text-properties style:font-weight-complex="bold" fo:language="en" fo:country="US"/>
    </style:style>
    <style:style style:name="P93" style:parent-style-name="Normal" style:family="paragraph">
      <style:paragraph-properties fo:text-align="justify"/>
    </style:style>
    <style:style style:name="T94" style:parent-style-name="DefaultParagraphFont" style:family="text">
      <style:text-properties style:font-weight-complex="bold" fo:language="en" fo:country="US"/>
    </style:style>
    <style:style style:name="T95" style:parent-style-name="DefaultParagraphFont" style:family="text">
      <style:text-properties style:font-weight-complex="bold" fo:font-style="italic" style:font-style-asian="italic" style:font-style-complex="italic" fo:language="en" fo:country="US"/>
    </style:style>
    <style:style style:name="T96" style:parent-style-name="DefaultParagraphFont" style:family="text">
      <style:text-properties style:font-weight-complex="bold" fo:language="en" fo:country="US"/>
    </style:style>
    <style:style style:name="P97" style:parent-style-name="Normal" style:family="paragraph">
      <style:paragraph-properties fo:text-align="justify"/>
    </style:style>
    <style:style style:name="T98" style:parent-style-name="DefaultParagraphFont" style:family="text">
      <style:text-properties style:font-weight-complex="bold" fo:language="en" fo:country="US"/>
    </style:style>
    <style:style style:name="T99" style:parent-style-name="DefaultParagraphFont" style:family="text">
      <style:text-properties style:font-weight-complex="bold" fo:font-style="italic" style:font-style-asian="italic" style:font-style-complex="italic" fo:language="en" fo:country="US"/>
    </style:style>
    <style:style style:name="T100" style:parent-style-name="DefaultParagraphFont" style:family="text">
      <style:text-properties style:font-weight-complex="bold" fo:language="en" fo:country="US"/>
    </style:style>
    <style:style style:name="P101" style:parent-style-name="Normal" style:family="paragraph">
      <style:paragraph-properties fo:text-align="justify"/>
    </style:style>
    <style:style style:name="T102" style:parent-style-name="DefaultParagraphFont" style:family="text">
      <style:text-properties style:font-weight-complex="bold" fo:language="en" fo:country="US"/>
    </style:style>
    <style:style style:name="T103" style:parent-style-name="DefaultParagraphFont" style:family="text">
      <style:text-properties style:font-weight-complex="bold" fo:font-style="italic" style:font-style-asian="italic" style:font-style-complex="italic" fo:language="en" fo:country="US"/>
    </style:style>
    <style:style style:name="T104" style:parent-style-name="DefaultParagraphFont" style:family="text">
      <style:text-properties style:font-weight-complex="bold" fo:language="en" fo:country="US"/>
    </style:style>
    <style:style style:name="P105" style:parent-style-name="Normal" style:family="paragraph">
      <style:text-properties fo:font-weight="bold" style:font-weight-asian="bold" fo:language="en" fo:country="US"/>
    </style:style>
    <style:style style:name="P106" style:parent-style-name="Normal" style:family="paragraph">
      <style:text-properties fo:font-weight="bold" style:font-weight-asian="bold" fo:language="en" fo:country="US"/>
    </style:style>
    <style:style style:name="P107" style:parent-style-name="Normal" style:family="paragraph">
      <style:paragraph-properties fo:text-align="justify"/>
      <style:text-properties style:font-weight-complex="bold" fo:language="en" fo:country="US"/>
    </style:style>
    <style:style style:name="P108" style:parent-style-name="Normal" style:family="paragraph">
      <style:text-properties fo:font-weight="bold" style:font-weight-asian="bold" fo:language="en" fo:country="US"/>
    </style:style>
    <style:style style:name="P109" style:parent-style-name="Normal" style:family="paragraph">
      <style:paragraph-properties fo:text-align="justify"/>
    </style:style>
    <style:style style:name="T110" style:parent-style-name="DefaultParagraphFont" style:family="text">
      <style:text-properties fo:language="en" fo:country="US"/>
    </style:style>
    <style:style style:name="T111" style:parent-style-name="DefaultParagraphFont" style:family="text">
      <style:text-properties fo:font-style="italic" style:font-style-asian="italic" style:font-style-complex="italic" fo:language="en" fo:country="US"/>
    </style:style>
    <style:style style:name="T112" style:parent-style-name="DefaultParagraphFont" style:family="text">
      <style:text-properties fo:language="en" fo:country="US"/>
    </style:style>
    <style:style style:name="P113" style:parent-style-name="Normal" style:family="paragraph">
      <style:paragraph-properties fo:text-align="justify"/>
    </style:style>
    <style:style style:name="T114" style:parent-style-name="DefaultParagraphFont" style:family="text">
      <style:text-properties style:font-weight-complex="bold" fo:language="en" fo:country="US"/>
    </style:style>
    <style:style style:name="T115" style:parent-style-name="DefaultParagraphFont" style:family="text">
      <style:text-properties style:font-weight-complex="bold" fo:font-style="italic" style:font-style-asian="italic" style:font-style-complex="italic" fo:language="en" fo:country="US"/>
    </style:style>
    <style:style style:name="T116" style:parent-style-name="DefaultParagraphFont" style:family="text">
      <style:text-properties style:font-weight-complex="bold" fo:language="en" fo:country="US"/>
    </style:style>
    <style:style style:name="P117" style:parent-style-name="Normal" style:family="paragraph">
      <style:text-properties fo:font-weight="bold" style:font-weight-asian="bold" fo:language="en" fo:country="US"/>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text-properties fo:font-weight="bold" style:font-weight-asian="bold" fo:language="en" fo:country="US"/>
    </style:style>
    <style:style style:name="P123" style:parent-style-name="Normal" style:family="paragraph">
      <style:paragraph-properties fo:text-align="justify"/>
    </style:style>
    <style:style style:name="T124" style:parent-style-name="DefaultParagraphFont" style:family="text">
      <style:text-properties style:font-weight-complex="bold" fo:language="en" fo:country="US"/>
    </style:style>
    <style:style style:name="T125" style:parent-style-name="DefaultParagraphFont" style:family="text">
      <style:text-properties style:font-weight-complex="bold"/>
    </style:style>
    <style:style style:name="P126" style:parent-style-name="Normal" style:family="paragraph">
      <style:paragraph-properties fo:text-align="justify"/>
    </style:style>
    <style:style style:name="T127" style:parent-style-name="DefaultParagraphFont" style:family="text">
      <style:text-properties style:font-weight-complex="bold" fo:language="en" fo:country="US"/>
    </style:style>
    <style:style style:name="T128" style:parent-style-name="DefaultParagraphFont" style:family="text">
      <style:text-properties style:font-weight-complex="bold" fo:font-style="italic" style:font-style-asian="italic" style:font-style-complex="italic" fo:language="en" fo:country="US"/>
    </style:style>
    <style:style style:name="T129" style:parent-style-name="DefaultParagraphFont" style:family="text">
      <style:text-properties style:font-weight-complex="bold" fo:language="en" fo:country="US"/>
    </style:style>
    <style:style style:name="T130" style:parent-style-name="DefaultParagraphFont" style:family="text">
      <style:text-properties style:font-weight-complex="bold" fo:language="en" fo:country="US"/>
    </style:style>
    <style:style style:name="T131" style:parent-style-name="DefaultParagraphFont" style:family="text">
      <style:text-properties style:font-weight-complex="bold" fo:font-style="italic" style:font-style-asian="italic" style:font-style-complex="italic" fo:language="en" fo:country="US"/>
    </style:style>
    <style:style style:name="T132" style:parent-style-name="DefaultParagraphFont" style:family="text">
      <style:text-properties style:font-weight-complex="bold" fo:language="en" fo:country="US"/>
    </style:style>
    <style:style style:name="P133" style:parent-style-name="Normal" style:family="paragraph">
      <style:text-properties fo:font-weight="bold" style:font-weight-asian="bold" fo:language="en" fo:country="US"/>
    </style:style>
    <style:style style:name="P134" style:parent-style-name="Normal" style:family="paragraph">
      <style:paragraph-properties fo:text-align="justify"/>
      <style:text-properties style:font-weight-complex="bold" fo:language="en" fo:country="US"/>
    </style:style>
    <style:style style:name="P135" style:parent-style-name="Normal" style:family="paragraph">
      <style:text-properties fo:font-weight="bold" style:font-weight-asian="bold" fo:language="en" fo:country="US"/>
    </style:style>
    <style:style style:name="P136" style:parent-style-name="Normal" style:family="paragraph">
      <style:paragraph-properties fo:text-align="justify"/>
    </style:style>
    <style:style style:name="T137" style:parent-style-name="DefaultParagraphFont" style:family="text">
      <style:text-properties fo:language="en" fo:country="US"/>
    </style:style>
    <style:style style:name="T138" style:parent-style-name="DefaultParagraphFont" style:family="text">
      <style:text-properties fo:font-style="italic" style:font-style-asian="italic" style:font-style-complex="italic" fo:language="en" fo:country="US"/>
    </style:style>
    <style:style style:name="T139" style:parent-style-name="DefaultParagraphFont" style:family="text">
      <style:text-properties fo:language="en" fo:country="US"/>
    </style:style>
    <style:style style:name="P140" style:parent-style-name="Normal" style:family="paragraph">
      <style:paragraph-properties fo:text-align="justify"/>
    </style:style>
    <style:style style:name="T141" style:parent-style-name="DefaultParagraphFont" style:family="text">
      <style:text-properties style:font-weight-complex="bold" fo:language="en" fo:country="US"/>
    </style:style>
    <style:style style:name="T142" style:parent-style-name="DefaultParagraphFont" style:family="text">
      <style:text-properties style:font-weight-complex="bold" fo:font-style="italic" style:font-style-asian="italic" style:font-style-complex="italic" fo:language="en" fo:country="US"/>
    </style:style>
    <style:style style:name="T143" style:parent-style-name="DefaultParagraphFont" style:family="text">
      <style:text-properties style:font-weight-complex="bold" fo:language="en" fo:country="US"/>
    </style:style>
    <style:style style:name="T144" style:parent-style-name="Hyperlink" style:family="text">
      <style:text-properties style:font-weight-complex="bold"/>
    </style:style>
    <style:style style:name="P145" style:parent-style-name="Normal" style:family="paragraph">
      <style:text-properties fo:font-weight="bold" style:font-weight-asian="bold" fo:language="en" fo:country="US"/>
    </style:style>
    <style:style style:name="P146" style:parent-style-name="Normal" style:family="paragraph">
      <style:paragraph-properties fo:text-align="justify"/>
      <style:text-properties style:font-weight-complex="bold" fo:language="en" fo:country="US"/>
    </style:style>
    <style:style style:name="P147" style:parent-style-name="Normal" style:family="paragraph">
      <style:paragraph-properties fo:text-align="justify"/>
      <style:text-properties style:font-weight-complex="bold" fo:language="en" fo:country="US"/>
    </style:style>
    <style:style style:name="P148" style:parent-style-name="Normal" style:family="paragraph">
      <style:paragraph-properties fo:text-align="justify"/>
      <style:text-properties style:font-weight-complex="bold" fo:language="en" fo:country="US"/>
    </style:style>
    <style:style style:name="P149" style:parent-style-name="Normal" style:family="paragraph">
      <style:paragraph-properties fo:text-align="justify"/>
      <style:text-properties style:font-weight-complex="bold" fo:language="en" fo:country="US"/>
    </style:style>
    <style:style style:name="P150" style:parent-style-name="Normal" style:family="paragraph">
      <style:text-properties fo:font-weight="bold" style:font-weight-asian="bold" fo:language="en" fo:country="US"/>
    </style:style>
    <style:style style:name="P151" style:parent-style-name="Normal" style:family="paragraph">
      <style:paragraph-properties fo:text-align="justify"/>
    </style:style>
    <style:style style:name="T152" style:parent-style-name="DefaultParagraphFont" style:family="text">
      <style:text-properties style:font-weight-complex="bold" fo:language="en" fo:country="US"/>
    </style:style>
    <style:style style:name="T153" style:parent-style-name="DefaultParagraphFont" style:family="text">
      <style:text-properties style:font-weight-complex="bold" fo:font-style="italic" style:font-style-asian="italic" style:font-style-complex="italic" fo:language="en" fo:country="US"/>
    </style:style>
    <style:style style:name="T154" style:parent-style-name="DefaultParagraphFont" style:family="text">
      <style:text-properties style:font-weight-complex="bold" fo:language="en" fo:country="US"/>
    </style:style>
    <style:style style:name="P155" style:parent-style-name="Normal" style:family="paragraph">
      <style:paragraph-properties fo:text-align="justify"/>
    </style:style>
    <style:style style:name="T156" style:parent-style-name="DefaultParagraphFont" style:family="text">
      <style:text-properties style:font-weight-complex="bold" fo:language="en" fo:country="US"/>
    </style:style>
    <style:style style:name="T157" style:parent-style-name="DefaultParagraphFont" style:family="text">
      <style:text-properties style:font-weight-complex="bold" fo:font-style="italic" style:font-style-asian="italic" style:font-style-complex="italic" fo:language="en" fo:country="US"/>
    </style:style>
    <style:style style:name="T158" style:parent-style-name="DefaultParagraphFont" style:family="text">
      <style:text-properties style:font-weight-complex="bold" fo:language="en" fo:country="US"/>
    </style:style>
    <style:style style:name="P159" style:parent-style-name="Normal" style:family="paragraph">
      <style:paragraph-properties fo:text-align="justify"/>
    </style:style>
    <style:style style:name="T160" style:parent-style-name="DefaultParagraphFont" style:family="text">
      <style:text-properties style:text-underline-type="single" style:text-underline-style="solid" style:text-underline-width="auto" style:text-underline-mode="continuous"/>
    </style:style>
    <style:style style:name="T161"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162" style:parent-style-name="DefaultParagraphFont" style:family="text">
      <style:text-properties style:text-underline-type="single" style:text-underline-style="solid" style:text-underline-width="auto" style:text-underline-mode="continuous"/>
    </style:style>
    <style:style style:name="P163" style:parent-style-name="Normal" style:family="paragraph">
      <style:paragraph-properties fo:text-align="justify"/>
    </style:style>
    <style:style style:name="T164" style:parent-style-name="DefaultParagraphFont" style:family="text">
      <style:text-properties style:font-weight-complex="bold" fo:language="en" fo:country="US"/>
    </style:style>
    <style:style style:name="T165" style:parent-style-name="DefaultParagraphFont" style:family="text">
      <style:text-properties fo:font-weight="bold" style:font-weight-asian="bold" fo:language="en" fo:country="US"/>
    </style:style>
    <style:style style:name="P166" style:parent-style-name="Normal" style:family="paragraph">
      <style:paragraph-properties fo:text-align="justify"/>
      <style:text-properties fo:font-weight="bold" style:font-weight-asian="bold" style:font-weight-complex="bold"/>
    </style:style>
    <style:style style:name="P167" style:parent-style-name="Normal" style:family="paragraph">
      <style:paragraph-properties fo:text-align="justify"/>
    </style:style>
    <style:style style:name="P168" style:parent-style-name="Normal" style:family="paragraph">
      <style:paragraph-properties fo:text-align="justify"/>
    </style:style>
  </office:automatic-styles>
  <office:body>
    <office:text text:use-soft-page-breaks="true">
      <text:p text:style-name="P1">TOPIC FOUR – ATTRACTING INVESTMENT IN RENEWABLE ENERGY: THE ROLE OF LAW</text:p>
      <text:p text:style-name="P2">CONTEMPORARY ISSUES IN BIOLAW 2024/2025</text:p>
      <text:p text:style-name="P3">DR OLIVIA WOOLLEY</text:p>
      <text:p text:style-name="P4">1.Introduction</text:p>
      <text:p text:style-name="P5">2.Lecturer</text:p>
      <text:p text:style-name="P6">3.Lecture Outlines</text:p>
      <text:p text:style-name="P7">4.Seminar</text:p>
      <text:p text:style-name="P8"/>
      <text:p text:style-name="P9">1.Introduction</text:p>
      <text:p text:style-name="P10">The ability to secure private investment in relevant technologies and projects is of fundamental importance for the growth of renewable energy production. <text:s/>The unwillingness of financial backers to invest in renewable energy has been a major obstacle to the growth of the sector during the last 30-40 years. <text:s/>Renewable energy has become much more attractive to investors in recent years because of rapid reductions in the cost of producing energy from better-established technologies such as wind and solar. <text:s/>Even so, cost competitiveness and other challenges remain with attracting investment in renewable energy with significant variation from jurisdiction to jurisdiction and from technology to technology. <text:s/></text:p>
      <text:p text:style-name="P11">States use subsidies from public funds and/or legal requirements for private actors to pay subsidies as a principal policy and legal instrument for securing financial backing for renewable energy development despite factors and characteristics that would deter investors from putting money into renewable projects in normal circumstances. <text:s/>In this topic, we will consider general reasons for investor reluctance to finance renewable energy technologies and developments, and how subsidies can assist with overcoming them. <text:s/>We will examine feed in tariffs, certificate/obligation schemes and premium schemes, the main types of subsidies used to support renewable energy projects, as well as the growing practice of offering subsidies through auctions. <text:s/>Case studies of experience in Germany with the shift from feed in tariffs to premiums and in the UK from a certificate/obligation scheme to premiums offered through auctions will be used as examples of the main scheme types and to illustrate their strengths and weaknesses and that of auctioning for creating confidence amongst investors in the renewables sector. <text:s text:c="7"/></text:p>
      <text:p text:style-name="P12">2.Lecturer</text:p>
      <text:p text:style-name="P13">Dr Olivia Woolley, Associate Professor in Biolaw</text:p>
      <text:p text:style-name="P14">Room PCL 179 Palatine Centre</text:p>
      <text:soft-page-break/>
      <text:p text:style-name="P15">e-mail: olivia.a.woolley@durham.ac.uk</text:p>
      <text:p text:style-name="P16"><text:span text:style-name="T17">Dr Olivia Woolley specialises in low carbon energy law and environmental law.  She started work at Durham in 2020 after working at the University of Aberdeen as a lecturer and senior lecturer in energy and environmental law and before that as a postdoctoral researcher in law and offshore renewable energy at the University of Groningen’s Centre of Energy Law in the Netherlands. <text:s/>Olivia worked for 11 years in a City of London law firm as a senior solicitor in dispute resolution, primarily in the construction and energy sectors, before leaving private practice for academia.   Her current research examines l</text:span><text:span text:style-name="T18">aw's role in securing a low-carbon energy transition with a particular focus on offshore renewables, and also the development of legal frameworks to enable supportive decision-making and policy-making for progressing ecological sustainability.  She is the author of<text:s/></text:span><text:span text:style-name="T19">Renewable Energy Law</text:span><text:span text:style-name="T20">, the first textbook on law relating to renewable energy, which was published by Hart Publishing in April 2023. For Dr Woolley’s biography and details of her publications go to:<text:s/></text:span><text:a xlink:href="https://www.dur.ac.uk/staff/olivia-a-woolley/" office:target-frame-name="_top" xlink:show="replace"><text:span text:style-name="T21">https://www.dur.ac.uk/staff/olivia-a-woolley/</text:span></text:a></text:p>
      <text:p text:style-name="P22">3.Lecture Outlines</text:p>
      <text:p text:style-name="P23">LECTURE ONE – Attracting Investment in Renewable Energy: The Role of Subsidies</text:p>
      <text:p text:style-name="P24">Friday 21 February 2025</text:p>
      <text:p text:style-name="P25">The lecture will introduce renewable energy and the challenges that can deter investment in developments that produce it and enable its consumption despite the obvious attractions of switching from fossil fuels to renewables. <text:s/>We will consider the different reasons why risk averse developers may choose not to undertake some renewables developments for fear of not covering development costs or why investors may only be willing to loan monies for some renewables developments at higher rates of interest. <text:s/>After understanding how perception of risk can constrain the growth of renewable energy, we will examine the role of subsidies in enabling renewable energy development by overcoming concerns that project revenues may not be sufficient for cost recovery, loan repayment, and a profit to be earned by the developer. <text:s text:c="3"/></text:p>
      <text:p text:style-name="P26">READING (COMPULSORY)</text:p>
      <text:p text:style-name="Normal"><text:span text:style-name="T27">O. A. Woolley, ‘Chapter 1: Renewable Energy Law: An Introduction’ in<text:s/></text:span><text:span text:style-name="T28">Renewable Energy Law<text:s/></text:span><text:span text:style-name="T29">(Hart Publishing, 2023), 6-23</text:span></text:p>
      <text:p text:style-name="Normal"><text:span text:style-name="T30">O. A. Woolley, ‘Chapter 5: Securing Investment in Renewable Energy: The Role of Subsidies’ in<text:s/></text:span><text:span text:style-name="T31">Renewable Energy Law<text:s/></text:span><text:span text:style-name="T32">(Hart Publishing, 2023), 99-104 and 109-111 (the section on Regulatory Risk)</text:span></text:p>
      <text:p text:style-name="P33">QUESTIONS</text:p>
      <text:soft-page-break/>
      <text:p text:style-name="P34">1.Why can it be challenging to attract investment in renewable energy development? <text:s/>In particular, how can the perception of such investment as risky affect investors willingness to invest in renewables?<text:s/></text:p>
      <text:p text:style-name="P35">2.Identify the different types of risk that investors take into account when assessing the financial viability of a proposed project</text:p>
      <text:p text:style-name="P36">3.How can subsidies assist with attracting investment by overcoming fears that the revenue earned by the operation of a proposed project may not be enough to cover development costs (including monies borrowed and interest payments on them) and to realise a profit?<text:s/></text:p>
      <text:p text:style-name="P37">4.What are the different roles of investment support and operating support in creating investor confidence in renewable energy technologies? <text:s/>When are they typically provided and for what purpose?<text:s/></text:p>
      <text:p text:style-name="P38">READING (ADDITIONAL)</text:p>
      <text:p text:style-name="P39"><text:span text:style-name="T40">J. P. Painuly and N. Wohlgemuth, ‘Economics of Renewable Energy’ in U. Soyta and R. Sar (eds)<text:s/></text:span><text:span text:style-name="T41">Routledge Handbook of Energy Economics<text:s/></text:span><text:span text:style-name="T42">(Routledge, 2019) 68-84</text:span></text:p>
      <text:p text:style-name="P43"><text:span text:style-name="T44">M. Filippini and S. Srinivasan, ‘Market-based Economic Instruments’ in<text:s/></text:span><text:span text:style-name="T45">An Introduction to Energy Economics and Policy</text:span><text:span text:style-name="T46"><text:s/>(Cambridge University Press, 2024), 162-169, 181-187</text:span></text:p>
      <text:p text:style-name="P47"><text:span text:style-name="T48">D. Song, B. Jia, and H, Jiao, ‘Review of Renewable Energy Subsidy Systems in China’ (2022) 15<text:s/></text:span><text:span text:style-name="T49">Energies</text:span><text:span text:style-name="T50"><text:s/>7429, 1-6</text:span></text:p>
      <text:p text:style-name="P51"><text:span text:style-name="T52">F. Egli, ‘Renewable energy investment risk: an investigation of changes over time and the underlying drivers’ (2020) 140<text:s/></text:span><text:span text:style-name="T53">Energy Policy</text:span><text:span text:style-name="T54"><text:s/>111428, Sections 1 and 3</text:span></text:p>
      <text:p text:style-name="P55">LECTURE TWO – Types of Subsidies: Feed-in Tariff and Certificate/Obligation Schemes</text:p>
      <text:p text:style-name="P56">Friday 28 February 2025</text:p>
      <text:p text:style-name="P57">The lecture will examine two of the three main types of subsidy schemes used to attract investment in renewable energy. <text:s/>The Feed-in Tariff is the most common scheme type in the world. <text:s/>We will look at the typical features of a Feed-in Tariff scheme and at the scheme type’s strengths and weaknesses for attracting investment in renewables. <text:s/>Weakness we will consider include that Feed-in Tariff schemes can become politically unsustainable because of the costs of running them, most of which will fall on energy consumers shoulders, and that reactions to political concerns with Feed-in Tariff schemes can create regulatory risk for investors. <text:s/>The Certificate/Obligation scheme is<text:s/><text:soft-page-break/>less common, but is the scheme type of choice in the U.S. <text:s/>It has also been used in the UK through the Renewables Obligation Order of 2002-2017. <text:s/>We will draw on the UK and US experiences when examining the strengths and weaknesses of this scheme type for attracting investment in renewables. <text:s/>As we will see, certificate/obligation schemes have been successful with attracting investment in better-established technologies by actors who have large enough financial resources to take risks, but are less effective for attracting investment by less established-developers looking to undertake smaller-scale projects using less established technologies. <text:s text:c="4"/></text:p>
      <text:p text:style-name="P58">READING (COMPULSORY]</text:p>
      <text:p text:style-name="P59"><text:span text:style-name="T60">O. A. Woolley, ‘Chapter 5: Securing Investment in Renewable Energy: The Role of Subsidies’ in<text:s/></text:span><text:span text:style-name="T61">Renewable Energy Law<text:s/></text:span><text:span text:style-name="T62">(Hart Publishing, 2023), 104-6 and 107-8 (the sections on Feed-in Tariffs and Obligation/Certificate Schemes), and 111-116 (the Germany case study and the Renewables Obligation Order case study).</text:span></text:p>
      <text:p text:style-name="P63"><text:span text:style-name="T64">J. Eisen,<text:s/></text:span><text:span text:style-name="T65">Advanced Introduction to Law and Renewable Energy</text:span><text:span text:style-name="T66"><text:s/>(Edward Elgar, 2021), 51-60</text:span></text:p>
      <text:p text:style-name="P67"><text:span text:style-name="T68">V. Lauber, ‘The European Experience with Renewable Energy Support Schemes and Their Adoption: Potential Lessons for Other Countries’ (2011) 2<text:s/></text:span><text:span text:style-name="T69">Renewable Energy Law and Policy</text:span><text:span text:style-name="T70"><text:s/>120</text:span></text:p>
      <text:p text:style-name="P71">QUESTIONS</text:p>
      <text:p text:style-name="P72">1.How do feed-in tariff and certificate/obligation schemes work? <text:s/>How are they used to create confidence in renewable energy investment?</text:p>
      <text:p text:style-name="P73">2.Identify the main characteristics and the strengths and weaknesses for promoting the growth of renewable energy production of the following types of operating support schemes:<text:s/></text:p>
      <text:p text:style-name="P74">(i) Feed-in tariffs<text:s/></text:p>
      <text:p text:style-name="P75">(ii) Obligation/certificate schemes<text:s/></text:p>
      <text:p text:style-name="P76">Identify the types of renewable energy developer and of renewable energy technologies that these scheme types are particularly suitable for securing investment by or in. <text:s/>At what stages in the evolution of renewables sectors are the use of these subsidy types likely to be most effective for securing their growth? <text:s text:c="3"/></text:p>
      <text:p text:style-name="P77">2.Why have feed-in tariff schemes been so successful with overcoming concerns that renewable energy investment is too risky?<text:s/></text:p>
      <text:soft-page-break/>
      <text:p text:style-name="P78">3.Why can it become politically difficult to continue with feed-in tariff schemes or maintain levels of support under them? <text:s/>Draw from the Germany case study when answering this question. <text:s/>How can risks of becoming politically unsustainable be addressed in the legal design of such schemes?</text:p>
      <text:p text:style-name="P79">4.Why are certificate/obligation schemes viewed as higher risk than feed-in tariff schemes. <text:s/>What type of developers and investors tend to be attracted by the support offered under this scheme type. <text:s/>What type of developers and investors may be deterred by the higher level of risk?</text:p>
      <text:p text:style-name="P80">READING [ADDITIONAL]</text:p>
      <text:p text:style-name="P81"><text:span text:style-name="T82">P. Crossley,<text:s/></text:span><text:span text:style-name="T83">Renewable Energy Law: An International Assessment</text:span><text:span text:style-name="T84"><text:s/>(Cambridge University Press, 2019), 176-185 (feed-in tariffs) and 187-198 (certificate/obligation schemes)</text:span></text:p>
      <text:p text:style-name="P85"><text:span text:style-name="T86">T. M. Rusche,<text:s/></text:span><text:span text:style-name="T87">EU Renewable Electricity Law and Policy: From National Targets to a Common Market</text:span><text:span text:style-name="T88"><text:s/>(Cambridge University Press, 2015), 62-76<text:s/></text:span></text:p>
      <text:p text:style-name="P89"><text:span text:style-name="T90">D. Song, B. Jia, and H, Jiao, ‘Review of Renewable Energy Subsidy Systems in China’ (2022) 15<text:s/></text:span><text:span text:style-name="T91">Energies</text:span><text:span text:style-name="T92"><text:s/>7429, 6-18</text:span></text:p>
      <text:p text:style-name="P93">T. Roach, ‘Renewable Energy Policy’ in<text:s/><text:span text:style-name="T94">U. Soyta and R. Sar (eds)<text:s/></text:span><text:span text:style-name="T95">Routledge Handbook of Energy Economics<text:s/></text:span><text:span text:style-name="T96">(Routledge, 2019) 207-210</text:span></text:p>
      <text:p text:style-name="P97"><text:span text:style-name="T98">C. A. Hart and D. Marcellino, ‘Subsidies or Free Markets to Promote Renewables?’ (2012) 3<text:s/></text:span><text:span text:style-name="T99">Renewable Energy Law and Policy</text:span><text:span text:style-name="T100"><text:s/>196</text:span></text:p>
      <text:p text:style-name="P101"><text:span text:style-name="T102">G. Wood and S. Dow, ‘What Lessons have been Learned in Reforming the Renewables Obligation? An Analysis of Internal and External Failures in UK Renewable Energy Policy’ (2011) 39<text:s/></text:span><text:span text:style-name="T103">Energy Policy<text:s/></text:span><text:span text:style-name="T104"><text:s/>2228<text:s/></text:span></text:p>
      <text:p text:style-name="P105">LECTURE THREE – Types of Subsidies (Premium Schemes) and Competitive Allocation</text:p>
      <text:p text:style-name="P106">Friday 7 March 2025</text:p>
      <text:p text:style-name="P107">The lecture will cover the third main type of support scheme for attracting investment in renewable energy. <text:s/>This is the premium scheme type, also known as the feed-in premium. <text:s/>The scheme type is viewed by many renewables-supporting governments (most notably the European Commission) as striking a happy medium between the high level of support under the Feed-in Tariff Scheme type and the extent of risk exposure under the Certificate/Obligation scheme type. <text:s/>The subsidy is only provided to top up revenue received by producers from electricity sold in markets, but the means by which premiums are calculated can create strong confidence that development costs will be covered. <text:s/>We<text:s/><text:soft-page-break/>will examine the strengths and weaknesses of this scheme type for attracting investment in renewable energy. <text:s/>We will also look at the increasingly common use of competitive processes for allocating subsidies. <text:s/>Historically, subsidies would have been provided to all actors meeting the criteria laid down in the relevant law for eligibility. <text:s/>Competitive allocation is replacing this approach in better-established renewables markets with limited budgets for funding being made available through auction processes. <text:s/>The aim is to add to cost reduction pressures from market exposure (under certificate/obligation and premium schemes) by ordering auction bids from lowest cost upwards until the auction budget is used up. <text:s/>We will review the added incentives that competition provides for increased efficiency whilst noting that new risks introduced by auctioning subsidies could affect the growth of renewables negatively.<text:s/></text:p>
      <text:p text:style-name="P108">READING (COMPULSORY]</text:p>
      <text:p text:style-name="P109"><text:span text:style-name="T110">O. A. Woolley, ‘Chapter 5: Securing Investment in Renewable Energy: The Role of Subsidies’ in<text:s/></text:span><text:span text:style-name="T111">Renewable Energy Law<text:s/></text:span><text:span text:style-name="T112">(Hart Publishing, 2023), 106-107 and 108-109 (the sections on Feed-in Premiums and Allocating Support Through Tenders/Actions) and 112-114 (the case study on Germany’s experience with feed-in tariff and premium schemes)</text:span></text:p>
      <text:p text:style-name="P113"><text:span text:style-name="T114">J. Eisen,<text:s/></text:span><text:span text:style-name="T115">Advanced Introduction to Law and Renewable Energy</text:span><text:span text:style-name="T116"><text:s/>(Edward Elgar, 2021), 60-64</text:span></text:p>
      <text:p text:style-name="P117">QUESTIONS</text:p>
      <text:p text:style-name="P118">1.How do premium schemes work? <text:s/>How are they used to create confidence in renewable energy investment?</text:p>
      <text:p text:style-name="P119">2.What are the strengths and weaknesses of premium schemes for promoting the growth of renewable energy production?</text:p>
      <text:p text:style-name="P120">3.Identify the main types of procedure used for allocating subsidies competitively. <text:s/>Why is competitive allocation often preferred by governments over entitlement for actors meeting criteria laid down in law as a means of allocating funding for renewables? <text:s text:c="2"/></text:p>
      <text:p text:style-name="P121">4.How can competitive allocation add to the perception of renewable energy investments as risky? <text:s/></text:p>
      <text:p text:style-name="P122">READING [ADDITIONAL]</text:p>
      <text:p text:style-name="P123"><text:span text:style-name="T124">A. Khodadadi and R. Poudineh, ‘Contracts for difference -CfDs- in the energy transition: Balancing market efficiency and risk mitigation’, (2024)<text:s/></text:span><text:span text:style-name="T125">OIES Paper: EL, No. 56, ISBN 978-1-78467-250-8, The Oxford Institute for Energy Studies, Oxford</text:span></text:p>
      <text:p text:style-name="P126"><text:span text:style-name="T127">T. Couture and Y. Gagnon, ‘An Analysis of Feed-in Tariff Remuneration Models: Implications for Renewable Energy Investment’ (2010) 38<text:s/></text:span><text:span text:style-name="T128">Energy Policy<text:s/></text:span><text:span text:style-name="T129">955</text:span></text:p>
      <text:soft-page-break/>
      <text:p text:style-name="Normal"><text:span text:style-name="T130">M. Lang and A. Lang, ‘The 2014 German Renewable Energy Sources Act Revision – From Feed-in Tariffs to Direct Marketing to Competitive Bidding’ (2015) 33<text:s/></text:span><text:span text:style-name="T131">Journal of Energy and Natural Resources Law<text:s/></text:span><text:span text:style-name="T132">131</text:span></text:p>
      <text:p text:style-name="Normal">O. Fitch-Roy, D. Benson, and B. Woodman, ‘Policy Instrument Supply and Demand: How the Renewable Electricity Auction Took Over the World’ (2019) 7(1) Politics and Governance 81<text:s/></text:p>
      <text:p text:style-name="P133">LECTURE FOUR – The UK’s Contracts for Difference Scheme<text:s/></text:p>
      <text:p text:style-name="P134">The lecture will examine the main subsidy for renewables in the UK, the Contracts for Difference Scheme. <text:s/>Experience with the scheme is useful for illustrating the strengths and weaknesses of both the premium scheme type and of competitive allocation for attracting investment in renewables. <text:s/>We will draw on the review of factors that undermine willingness to invest in renewable energy examined in Lecture 1 (remembering that the role of subsidies is to remove those concerns or attract investment despite them due to benefits offered) and on the analysis in Lecture 3 to consider the UK scheme critically. <text:s/>Is it effective as legally designed for enabling growth of the renewables sector in the UK? <text:s/>Are further reforms to the scheme needed to address residual weaknesses for performing its role as a subsidy.</text:p>
      <text:p text:style-name="P135">READING (COMPULSORY]</text:p>
      <text:p text:style-name="P136"><text:span text:style-name="T137">O. A. Woolley, ‘Chapter 5: Securing Investment in Renewable Energy: The Role of Subsidies’ in<text:s/></text:span><text:span text:style-name="T138">Renewable Energy Law<text:s/></text:span><text:span text:style-name="T139">(Hart Publishing, 2023), 117-122</text:span></text:p>
      <text:p text:style-name="P140"><text:span text:style-name="T141">N. Watson and P.Bolton,<text:s/></text:span><text:span text:style-name="T142">Contracts for Difference</text:span><text:span text:style-name="T143"><text:s/>(Research Briefing, House of Commons Library, 14 October 2024), available at<text:s/></text:span><text:a xlink:href="https://researchbriefings.files.parliament.uk/documents/CBP-9871/CBP-9871.pdf" office:target-frame-name="_top" xlink:show="replace"><text:span text:style-name="T144">CBP-9871.pdf</text:span></text:a></text:p>
      <text:p text:style-name="P145">QUESTIONS</text:p>
      <text:p text:style-name="P146">1. How does the CfD scheme allocate subsidies to persons bidding for them?</text:p>
      <text:p text:style-name="P147">2.How is the size of the premium that a bidder who succeeds in a CfD auction will receive on top of revenue from selling electricity in markets calculated?</text:p>
      <text:p text:style-name="P148">3.Assess the strengths and weaknesses of the Contracts for Difference scheme for creating investor confidence in renewables. <text:s/>Is it effectively designed for achieving this end? <text:s/>What are its limitations? <text:s/>Is the use of competitive allocation likely to lessen or worsen perception of investment in renewables as risky?</text:p>
      <text:p text:style-name="P149">4.Having identified the CfD scheme’s flaws, consider how its effectiveness for creating investor confidence in renewables could be strengthened through legal reform.</text:p>
      <text:p text:style-name="P150">READING [ADDITIONAL]</text:p>
      <text:p text:style-name="P151"><text:span text:style-name="T152">N. Kozlov, ‘Contracts for Difference: risks faced by generators under the new renewable support scheme in the UK’ (2014) 7<text:s/></text:span><text:span text:style-name="T153">Journal of World Energy Law and Business<text:s/></text:span><text:span text:style-name="T154">282</text:span></text:p>
      <text:soft-page-break/>
      <text:p text:style-name="P155"><text:span text:style-name="T156">M. Welisch and R. Poudineh, ‘Auctions for Allocation of Offshore Wind Contracts for Difference in the UK’ (2020) 147<text:s/></text:span><text:span text:style-name="T157">Renewable Energy<text:s/></text:span><text:span text:style-name="T158">1266, Sections 1 to 3 and 5</text:span></text:p>
      <text:p text:style-name="P159"><text:span text:style-name="T160">A. Brown, ‘Government looks forward to 2030 (and beyond) with contracts for difference consultation’ (2020) 21<text:s/></text:span><text:span text:style-name="T161">International Energy Law Review<text:s/></text:span><text:span text:style-name="T162">21<text:s/></text:span></text:p>
      <text:p text:style-name="P163"><text:span text:style-name="T164">UK Government papers on contracts for difference can be found at</text:span><text:span text:style-name="T165"><text:s/></text:span><text:a xlink:href="https://www.gov.uk/government/publications/contracts-for-difference/contract-for-difference" office:target-frame-name="_top" xlink:show="replace"><text:span text:style-name="Hyperlink">https://www.gov.uk/government/publications/contracts-for-difference/contract-for-diff</text:span><text:bookmark-start text:name="_Hlt189506210"/><text:bookmark-start text:name="_Hlt189506211"/><text:span text:style-name="Hyperlink">e</text:span><text:bookmark-end text:name="_Hlt189506210"/><text:bookmark-end text:name="_Hlt189506211"/><text:span text:style-name="Hyperlink">rence</text:span></text:a></text:p>
      <text:p text:style-name="P166">4. Seminar</text:p>
      <text:p text:style-name="P167">Week beginning 17 March – check your timetable to see which group you have been allocated to.</text:p>
      <text:p text:style-name="P168">The seminar provides an opportunity for you to check your knowledge and understanding of the subject matter examined in this topic. <text:s/>Prepare for the seminar by reviewing the teaching materials provided and by rereading the compulsory items. <text:s/>Going further with your reading by consulting the additional reading items for each lecture will help you with attaining a deeper understanding of the subject matter. <text:s/>Consider the questions set out in this document for each lecture, and prepare draft answers to them. <text:s/>You may find it useful to do this whilst doing the compulsory reading before lectures so that you have content to work on when preparing for the seminar. <text:s/>We will used the questions in the topic seminar. <text:s/>Scenarios involving investors and subsidy schemes may also be used. <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Calibri" svg:font-family="Calibri" style:font-family-generic="swiss" style:font-pitch="variable" svg:panose-1="2 15 5 2 2 2 4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livia Woolley</meta:initial-creator>
    <dc:creator>TSANG, AGNES H.L. (Student)</dc:creator>
    <meta:creation-date>2025-01-31T11:37:00Z</meta:creation-date>
    <dc:date>2025-03-16T17:07:00Z</dc:date>
    <meta:template xlink:href="Normal" xlink:type="simple"/>
    <meta:editing-cycles>13</meta:editing-cycles>
    <meta:editing-duration>PT29160S</meta:editing-duration>
    <meta:document-statistic meta:page-count="8" meta:paragraph-count="35" meta:word-count="2627" meta:character-count="17570" meta:row-count="124" meta:non-whitespace-character-count="14978"/>
  </office:meta>
</office:document-meta>
</file>